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NewRomanPS-ItalicMT" svg:font-family="TimesNewRomanPS-ItalicMT" style:font-family-generic="roman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Courier" svg:font-family="Courier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Courier" fo:font-size="9pt" style:font-name-asian="Courier" style:font-size-asian="9pt" style:font-name-complex="Courier" style:font-size-complex="9pt"/>
    </style:style>
    <style:style style:name="P6" style:family="paragraph" style:parent-style-name="Standard">
      <style:paragraph-properties fo:break-before="page"/>
      <style:text-properties style:font-name="Courier" fo:font-size="9pt" style:font-name-asian="Courier" style:font-size-asian="9pt" style:font-name-complex="Courier" style:font-size-complex="9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Courier" fo:font-size="9pt" fo:font-style="italic" style:font-name-asian="Courier" style:font-size-asian="9pt" style:font-style-asian="italic" style:font-name-complex="Courier" style:font-size-complex="9pt" style:font-style-complex="italic"/>
    </style:style>
    <style:style style:name="P8" style:family="paragraph" style:parent-style-name="Standard">
      <style:text-properties style:font-name="Courier" fo:font-size="9pt" style:font-name-asian="Courier" style:font-size-asian="9pt" style:font-name-complex="Courier" style:font-size-complex="9pt"/>
    </style:style>
    <style:style style:name="P9" style:family="paragraph" style:parent-style-name="Standard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Courier" fo:font-size="8pt" style:font-name-asian="Courier" style:font-size-asian="8pt" style:font-name-complex="Courier" style:font-size-complex="8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Courier" fo:font-size="10pt" style:font-name-asian="Courier" style:font-size-asian="10pt" style:font-name-complex="Courier" style:font-size-complex="10pt"/>
    </style:style>
    <style:style style:name="P12" style:family="paragraph" style:parent-style-name="Standard">
      <style:paragraph-properties fo:text-align="start" style:justify-single-word="false" fo:break-before="page" style:text-autospace="none"/>
      <style:text-properties style:font-name="Courier" fo:font-size="9pt" style:font-name-asian="Courier" style:font-size-asian="9pt" style:font-name-complex="Courier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" fo:font-size="9pt" style:font-name-asian="Courier" style:font-size-asian="9pt" style:font-name-complex="Courier" style:font-size-complex="9pt"/>
    </style:style>
    <style:style style:name="T3" style:family="text">
      <style:text-properties style:font-name="Courier" fo:font-size="9pt" fo:font-style="italic" style:font-name-asian="Courier" style:font-size-asian="9pt" style:font-style-asian="italic" style:font-name-complex="Courier" style:font-size-complex="9pt" style:font-style-complex="italic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TimesNewRomanPSMT" style:font-name-asian="TimesNewRomanPSMT" style:font-name-complex="TimesNewRomanPSM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name="TimesNewRomanPS-ItalicMT" fo:font-style="italic" style:font-name-asian="TimesNewRomanPS-ItalicMT" style:font-style-asian="italic" style:font-name-complex="TimesNewRomanPS-ItalicM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PGSQL STORED PROCEDURES TUTORIAL</text:p>
      <text:p text:style-name="Standard"/>
      <text:p text:style-name="P2">Delimitadores</text:p>
      <text:p text:style-name="Standard"/>
      <text:p text:style-name="Standard">O código de uma função plpgsql é especificado em CREATE FUNCTION como</text:p>
      <text:p text:style-name="Standard">uma string literal delimitado por aspas.</text:p>
      <text:p text:style-name="Standard"/>
      <text:p text:style-name="P2">1 Apóstrofo (corpo da função)</text:p>
      <text:p text:style-name="Standard"/>
      <text:p text:style-name="Standard">CREATE FUNCTION olamundo() RETURNS integer AS '</text:p>
      <text:p text:style-name="Standard"><text:s text:c="10"/>....</text:p>
      <text:p text:style-name="Standard">' LANGUAGE plpgsql; </text:p>
      <text:p text:style-name="Standard"/>
      <text:p text:style-name="Standard">Inicia após AS e termina antes de LANGUAGE</text:p>
      <text:p text:style-name="Standard"/>
      <text:p text:style-name="Standard"><text:span text:style-name="T1">2 Apóstrofos</text:span> (mascar string literal no corpo da função)</text:p>
      <text:p text:style-name="Standard"/>
      <text:p text:style-name="Standard"><text:tab/>a_output := ''Blah'';</text:p>
      <text:p text:style-name="Standard"><text:tab/>SELECT * FROM users WHERE f_name=''foobar'';</text:p>
      <text:p text:style-name="Standard"/>
      <text:p text:style-name="Standard"><text:span text:style-name="T1">4 Apóstrofos</text:span> (string constante no corpo da função)</text:p>
      <text:p text:style-name="Standard"><text:tab/></text:p>
      <text:p text:style-name="Standard"><text:tab/>a_output := a_output || '' AND name LIKE ''''foobar'''' AND xyz''</text:p>
      <text:p text:style-name="Standard"/>
      <text:p text:style-name="Standard">Mais detalhes na documentação oficial.</text:p>
      <text:p text:style-name="Standard"/>
      <text:p text:style-name="Standard"/>
      <text:p text:style-name="P2">Declaração de Variáveis</text:p>
      <text:p text:style-name="Standard"/>
      <text:p text:style-name="Standard">user_id integer;</text:p>
      <text:p text:style-name="Standard">quantity numeric(5);</text:p>
      <text:p text:style-name="Standard">url varchar;</text:p>
      <text:p text:style-name="Standard">myrow tablename%ROWTYPE;</text:p>
      <text:p text:style-name="Standard">myfield tablename.columnname%TYPE;</text:p>
      <text:p text:style-name="Standard">arow RECORD;</text:p>
      <text:p text:style-name="Standard"/>
      <text:p text:style-name="Standard">Sintaxe geral da declaração de variáveis:</text:p>
      <text:p text:style-name="Standard">nome [ CONSTANT ] tipo [ NOT NULL ] [ { DEFAULT | := } expressão ];</text:p>
      <text:p text:style-name="Standard"/>
      <text:p text:style-name="Standard">Exemplos: </text:p>
      <text:p text:style-name="Standard"/>
      <text:p text:style-name="Standard">quantity integer DEFAULT 32;</text:p>
      <text:p text:style-name="Standard">url varchar := 'http://mysite.com';</text:p>
      <text:p text:style-name="Standard">user_id CONSTANT integer := 10;</text:p>
      <text:p text:style-name="Standard"/>
      <text:p text:style-name="Standard"/>
      <text:p text:style-name="P2"/>
      <text:p text:style-name="P3">Declarado Funções</text:p>
      <text:p text:style-name="Standard"/>
      <text:p text:style-name="Standard">CREATE FUNCTION func_escopo() RETURNS integer AS $$</text:p>
      <text:p text:style-name="Standard">DECLARE</text:p>
      <text:p text:style-name="Standard">quantidade integer := 30;</text:p>
      <text:p text:style-name="Standard"/>
      <text:p text:style-name="Standard">BEGIN</text:p>
      <text:p text:style-name="Standard">RAISE NOTICE 'Aqui a quantidade é %', quantidade; -- A quantidade aqui é 30</text:p>
      <text:p text:style-name="Standard">quantidade := 50;</text:p>
      <text:p text:style-name="Standard">--</text:p>
      <text:p text:style-name="Standard">-- Criar um sub-bloco</text:p>
      <text:p text:style-name="Standard">--</text:p>
      <text:p text:style-name="Standard">DECLARE</text:p>
      <text:p text:style-name="Standard">quantidade integer := 80;</text:p>
      <text:p text:style-name="Standard">BEGIN</text:p>
      <text:p text:style-name="Standard">RAISE NOTICE 'Aqui a quantidade é %', quantidade; -- A quantidade aqui é 80</text:p>
      <text:p text:style-name="Standard">END;</text:p>
      <text:p text:style-name="Standard">RAISE NOTICE 'Aqui a quantidade é %', quantidade; -- A quantidade aqui é 50</text:p>
      <text:p text:style-name="Standard">RETURN quantidade;</text:p>
      <text:p text:style-name="Standard">END;</text:p>
      <text:p text:style-name="Standard">$$ LANGUAGE plpgsql;</text:p>
      <text:p text:style-name="Standard"/>
      <text:p text:style-name="P2">Execute</text:p>
      <text:p text:style-name="Standard">SELECT func_escopo() as escopo;</text:p>
      <text:p text:style-name="Standard"/>
      <text:p text:style-name="Standard">Obs.: O psql exibe as mensagens disparadas pelo RAISE.</text:p>
      <text:p text:style-name="Standard"/>
      <text:p text:style-name="Standard">Obs2.: BEGIN e END na plpgsql não agrupa transações, apenas grupos de comandos.</text:p>
      <text:p text:style-name="Standard"/>
      <text:p text:style-name="P2">Alias para Parâmetros de Funções</text:p>
      <text:p text:style-name="Standard"/>
      <text:p text:style-name="Standard">Sintaxe:</text:p>
      <text:p text:style-name="Standard">nome ALIAS FOR $n;</text:p>
      <text:p text:style-name="Standard"/>
      <text:p text:style-name="Standard">Exemplos:</text:p>
      <text:p text:style-name="Standard"/>
      <text:p text:style-name="Standard">CREATE FUNCTION vendas_taxa(real) RETURNS real AS $$</text:p>
      <text:p text:style-name="Standard">DECLARE</text:p>
      <text:p text:style-name="Standard"><text:s text:c="4"/>subtotal ALIAS FOR $1;</text:p>
      <text:p text:style-name="Standard">BEGIN</text:p>
      <text:p text:style-name="Standard"><text:s text:c="4"/>RETURN subtotal * 0.06;</text:p>
      <text:p text:style-name="Standard">END;</text:p>
      <text:p text:style-name="Standard">$$ LANGUAGE plpgsql;</text:p>
      <text:p text:style-name="Standard"/>
      <text:p text:style-name="Standard">$1 é um alias para o parâmetro da função que é do tipo real.</text:p>
      <text:p text:style-name="Standard"/>
      <text:p text:style-name="Standard">CREATE FUNCTION instr(varchar, integer) RETURNS integer AS $$</text:p>
      <text:p text:style-name="Standard">DECLARE</text:p>
      <text:p text:style-name="Standard"><text:s text:c="4"/>v_string ALIAS FOR $1;</text:p>
      <text:p text:style-name="Standard"><text:s text:c="4"/>index ALIAS FOR $2;</text:p>
      <text:p text:style-name="Standard">BEGIN</text:p>
      <text:p text:style-name="Standard"><text:s text:c="4"/>-- Aqui fazemos alguns cálculos usando v_string e index</text:p>
      <text:p text:style-name="Standard">END;</text:p>
      <text:p text:style-name="Standard">$$ LANGUAGE plpgsql;</text:p>
      <text:p text:style-name="Standard">CREATE FUNCTION concat_campos(tab tbl_clientes) RETURNS text AS $$</text:p>
      <text:p text:style-name="Standard">BEGIN</text:p>
      <text:p text:style-name="Standard"><text:s text:c="4"/>RETURN tab.nome || '' '' || tab.email || '' '' || tab.cidade || '' '' || tab.estado;</text:p>
      <text:p text:style-name="Standard">END;</text:p>
      <text:p text:style-name="Standard">$$ LANGUAGE plpgsql;</text:p>
      <text:p text:style-name="Standard"/>
      <text:p text:style-name="Standard">Também podemos (mais claro) usar os nomes dos parâmetros explicitamente:</text:p>
      <text:p text:style-name="Standard"/>
      <text:p text:style-name="Standard">CREATE FUNCTION sales_tax(subtotal real, OUT tax real) AS $$</text:p>
      <text:p text:style-name="Standard">BEGIN</text:p>
      <text:p text:style-name="Standard"><text:s text:c="4"/>tax := subtotal * 0.06;</text:p>
      <text:p text:style-name="Standard">END;</text:p>
      <text:p text:style-name="Standard">$$ LANGUAGE plpgsql;</text:p>
      <text:p text:style-name="Standard"/>
      <text:p text:style-name="Standard"><text:span text:style-name="T1">O parâmetro OUT</text:span> (output, saída) é mais útil quando retorna múltiplos parâmetros:</text:p>
      <text:p text:style-name="Standard"/>
      <text:p text:style-name="Standard">CREATE FUNCTION sum_n_product(x int, y int, OUT sum int, OUT prod int) AS $$</text:p>
      <text:p text:style-name="Standard">BEGIN</text:p>
      <text:p text:style-name="Standard"><text:s text:c="4"/>sum := x + y;</text:p>
      <text:p text:style-name="Standard"><text:s text:c="4"/>prod := x * y;</text:p>
      <text:p text:style-name="Standard">END;</text:p>
      <text:p text:style-name="Standard">$$ LANGUAGE plpgsql</text:p>
      <text:p text:style-name="Standard"/>
      <text:p text:style-name="Standard"/>
      <text:p text:style-name="P2">Executando Funções</text:p>
      <text:p text:style-name="Standard"/>
      <text:p text:style-name="Standard">Usa-se o select para executar uma função, como se fosse uma view ou consulta comum.</text:p>
      <text:p text:style-name="Standard">select sum_n_product(5, 6);</text:p>
      <text:p text:style-name="Standard"/>
      <text:p text:style-name="P2">Tipos Polimórficos</text:p>
      <text:p text:style-name="Standard">Quanto tipos polimórficos (anyelement e anyarray) são usados para declarar de funções, um parâmetro especial ($0) é criado. Este tipo de dados é o atual retorno da função.</text:p>
      <text:p text:style-name="Standard">É inicializado como NULL e pode ser modificado pela função. </text:p>
      <text:p text:style-name="Standard"/>
      <text:p text:style-name="Standard">Exemplo </text:p>
      <text:p text:style-name="Standard">Função que trabalha com qualquer tipo de dados e que suporta o operador +:</text:p>
      <text:p text:style-name="Standard"/>
      <text:p text:style-name="Standard">CREATE FUNCTION add_three_values(v1 anyelement, v2 anyelement, v3 anyelement)</text:p>
      <text:p text:style-name="Standard">RETURNS anyelement AS $$</text:p>
      <text:p text:style-name="Standard">DECLARE</text:p>
      <text:p text:style-name="Standard"><text:s text:c="4"/>result ALIAS FOR $0;</text:p>
      <text:p text:style-name="Standard">BEGIN</text:p>
      <text:p text:style-name="Standard"><text:s text:c="4"/>result := v1 + v2 + v3;</text:p>
      <text:p text:style-name="Standard"><text:s text:c="4"/>RETURN result;</text:p>
      <text:p text:style-name="Standard">END;</text:p>
      <text:p text:style-name="Standard">$$ LANGUAGE plpgsql;</text:p>
      <text:p text:style-name="Standard"/>
      <text:p text:style-name="Standard">Ou:</text:p>
      <text:p text:style-name="Standard"/>
      <text:p text:style-name="Standard">CREATE FUNCTION add_three_values(v1 anyelement, v2 anyelement, v3 anyelement,</text:p>
      <text:p text:style-name="Standard"><text:s text:c="33"/>OUT sum anyelement)</text:p>
      <text:p text:style-name="Standard">AS $$</text:p>
      <text:p text:style-name="Standard">BEGIN</text:p>
      <text:p text:style-name="Standard"><text:s text:c="4"/>sum := v1 + v2 + v3;</text:p>
      <text:p text:style-name="Standard">END;</text:p>
      <text:p text:style-name="Standard">$$ LANGUAGE plpgsql;</text:p>
      <text:p text:style-name="Standard"/>
      <text:p text:style-name="Standard">Veja, que ao usar OUT não há necessidade de retorno (já está implícito).</text:p>
      <text:p text:style-name="Standard"/>
      <text:p text:style-name="Standard"/>
      <text:p text:style-name="P2">Copiando Tipos</text:p>
      <text:p text:style-name="Standard"/>
      <text:p text:style-name="Standard">variavel%TYPE</text:p>
      <text:p text:style-name="Standard"/>
      <text:p text:style-name="Standard">%TYPE fornece o tipo de dados de uma variável ou de um campo de tabela.</text:p>
      <text:p text:style-name="Standard"/>
      <text:p text:style-name="Standard">Para declarar uma variável com o mesmo tipo de dado de usuarios.id_usuario deve ser escrito:</text:p>
      <text:p text:style-name="Standard"/>
      <text:p text:style-name="Standard">id_usuario usuarios.id_usuario%TYPE;</text:p>
      <text:p text:style-name="Standard"/>
      <text:p text:style-name="P2">Tipos row</text:p>
      <text:p text:style-name="Standard"/>
      <text:p text:style-name="Standard">Pode armazenar um registro resultante de um SELECT ou de um FOR.</text:p>
      <text:p text:style-name="Standard"/>
      <text:p text:style-name="Standard">nome nome_da_tabela%ROWTYPE;</text:p>
      <text:p text:style-name="Standard">nome nome_do_tipo_composto;</text:p>
      <text:p text:style-name="Standard"/>
      <text:p text:style-name="Standard">Os campos podem ser acessados com nomevariavel.nomecampo;</text:p>
      <text:p text:style-name="Standard"/>
      <text:p text:style-name="Standard">Exemplo de uso:</text:p>
      <text:p text:style-name="Standard"/>
      <text:p text:style-name="Standard">CREATE FUNCTION mesclar_campos(t_linha nome_da_tabela) RETURNS text AS $$</text:p>
      <text:p text:style-name="Standard">DECLARE</text:p>
      <text:p text:style-name="Standard">t2_linha nome_tabela2%ROWTYPE;</text:p>
      <text:p text:style-name="Standard">BEGIN</text:p>
      <text:p text:style-name="Standard">SELECT * INTO t2_linha FROM nome_tabela2 WHERE ... ;</text:p>
      <text:p text:style-name="Standard">RETURN t_linha.f1 || t2_linha.f3 || t_linha.f5 || t2_linha.f7;</text:p>
      <text:p text:style-name="Standard">END;</text:p>
      <text:p text:style-name="Standard">$$ LANGUAGE plpgsql;</text:p>
      <text:p text:style-name="Standard">SELECT mesclar_campos(t.*) FROM nome_da_tabela t WHERE ... ;</text:p>
      <text:p text:style-name="Standard"/>
      <text:p text:style-name="P2">Tipo registro (record)</text:p>
      <text:p text:style-name="Standard"/>
      <text:p text:style-name="Standard">nome record;</text:p>
      <text:p text:style-name="Standard"/>
      <text:p text:style-name="P2"/>
      <text:p text:style-name="P3">Renomeando Variáveis</text:p>
      <text:p text:style-name="Standard"/>
      <text:p text:style-name="Standard">RENAME nome_antigo TO novo_nome;</text:p>
      <text:p text:style-name="Standard"/>
      <text:p text:style-name="Standard">CREATE FUNCTION logfunc1(logtxt text) RETURNS timestamp AS $$</text:p>
      <text:p text:style-name="Standard">BEGIN</text:p>
      <text:p text:style-name="Standard">INSERT INTO logtable VALUES (logtxt, 'now');</text:p>
      <text:p text:style-name="Standard">RETURN 'now';</text:p>
      <text:p text:style-name="Standard">END;</text:p>
      <text:p text:style-name="Standard">$$ LANGUAGE plpgsql;</text:p>
      <text:p text:style-name="Standard">e</text:p>
      <text:p text:style-name="Standard">CREATE FUNCTION logfunc2(logtxt text) RETURNS timestamp AS $$</text:p>
      <text:p text:style-name="Standard">DECLARE</text:p>
      <text:p text:style-name="Standard">curtime timestamp;</text:p>
      <text:p text:style-name="Standard">BEGIN</text:p>
      <text:p text:style-name="Standard">curtime := 'now';</text:p>
      <text:p text:style-name="Standard">INSERT INTO logtable VALUES (logtxt, curtime);</text:p>
      <text:p text:style-name="Standard">RETURN curtime;</text:p>
      <text:p text:style-name="Standard">END;</text:p>
      <text:p text:style-name="Standard">$$ LANGUAGE plpgsql;</text:p>
      <text:p text:style-name="Standard"/>
      <text:p text:style-name="Standard"/>
      <text:p text:style-name="P2">Atribuições</text:p>
      <text:p text:style-name="Standard"/>
      <text:p text:style-name="Standard">identificador := expressão;</text:p>
      <text:p text:style-name="Standard"/>
      <text:p text:style-name="Standard">SELECT INTO meu_registro * FROM emp WHERE nome_emp = meu_nome;</text:p>
      <text:p text:style-name="Standard">IF NOT FOUND THEN</text:p>
      <text:p text:style-name="Standard">RAISE EXCEPTION ''não foi encontrado o empregado %!'', meu_nome;</text:p>
      <text:p text:style-name="Standard">END IF;</text:p>
      <text:p text:style-name="Standard"/>
      <text:p text:style-name="P2">Execução de Expressão ou Consulta sem Resultado</text:p>
      <text:p text:style-name="Standard"/>
      <text:p text:style-name="Standard">PERFORM create_mv('cs_session_page_requests_mv', my_query);</text:p>
      <text:p text:style-name="Standard"/>
      <text:p text:style-name="P2">Não Fazer Nada</text:p>
      <text:p text:style-name="Standard"/>
      <text:p text:style-name="Standard">NULL;</text:p>
      <text:p text:style-name="Standard"/>
      <text:p text:style-name="Standard">Por exemplo, os dois fragmentos de código a seguir são equivalentes:</text:p>
      <text:p text:style-name="Standard"/>
      <text:p text:style-name="Standard">BEGIN</text:p>
      <text:p text:style-name="Standard"><text:tab/>y := x / 0;</text:p>
      <text:p text:style-name="Standard">EXCEPTION</text:p>
      <text:p text:style-name="Standard"><text:tab/>WHEN division_by_zero THEN</text:p>
      <text:p text:style-name="Standard"><text:tab/>NULL; -- ignorar o erro</text:p>
      <text:p text:style-name="Standard">END;</text:p>
      <text:p text:style-name="Standard">BEGIN</text:p>
      <text:p text:style-name="Standard"><text:tab/>y := x / 0;</text:p>
      <text:p text:style-name="Standard">EXCEPTION</text:p>
      <text:p text:style-name="Standard"><text:tab/>WHEN division_by_zero THEN -- ignorar o erro</text:p>
      <text:p text:style-name="Standard">END;</text:p>
      <text:p text:style-name="P2"/>
      <text:p text:style-name="P3">Execução de Comandos Dinâmicos</text:p>
      <text:p text:style-name="Standard"/>
      <text:p text:style-name="Standard">EXECUTE cadeia_de_caracteres_do_comando;</text:p>
      <text:p text:style-name="Standard"/>
      <text:p text:style-name="Standard">EXECUTE 'UPDATE tbl SET '</text:p>
      <text:p text:style-name="Standard">|| quote_ident(nome_da_coluna)</text:p>
      <text:p text:style-name="Standard">|| ' = '</text:p>
      <text:p text:style-name="Standard">|| quote_literal(novo_valor)</text:p>
      <text:p text:style-name="Standard">|| ' WHERE key = '</text:p>
      <text:p text:style-name="Standard">|| quote_literal(valor_chave);</text:p>
      <text:p text:style-name="Standard"/>
      <text:p text:style-name="Standard">EXECUTE 'UPDATE tbl SET '</text:p>
      <text:p text:style-name="Standard">|| quote_ident(nome_da_coluna)</text:p>
      <text:p text:style-name="Standard">|| ' = $$'</text:p>
      <text:p text:style-name="Standard">|| novo_valor</text:p>
      <text:p text:style-name="Standard">|| '$$ WHERE key = '</text:p>
      <text:p text:style-name="Standard">|| quote_literal(valor_chave);</text:p>
      <text:p text:style-name="Standard"/>
      <text:p text:style-name="Standard"/>
      <text:p text:style-name="P2">Estruturas de Controle</text:p>
      <text:p text:style-name="Standard"/>
      <text:p text:style-name="P2">Return next</text:p>
      <text:p text:style-name="Standard"/>
      <text:p text:style-name="Standard">RETURN NEXT expressão;</text:p>
      <text:p text:style-name="Standard"/>
      <text:p text:style-name="Standard">Quando uma função PL/pgSQL é declarada como retornando <text:span text:style-name="T2">SETOF </text:span><text:span text:style-name="T3">algum_tipo</text:span>, o procedimento a ser seguido é um pouco diferente. Neste caso, os itens individuais a serem retornados são especificados em comandos <text:span text:style-name="T2">RETURN NEXT</text:span>, e um comando <text:span text:style-name="T2">RETURN </text:span>final, sem nenhum argumento, é utilizado para indicar que a função chegou ao fim de sua execução. O comando <text:span text:style-name="T2">RETURN NEXT </text:span>pode ser utilizado tanto com tipos de dado escalares quanto compostos; no último caso toda uma</text:p>
      <text:p text:style-name="Standard">“tabela” de resultados é retornada.</text:p>
      <text:p text:style-name="Standard"/>
      <text:p text:style-name="Standard">As funções que utilizam <text:span text:style-name="T2">RETURN NEXT </text:span>devem ser chamadas da seguinte maneira:</text:p>
      <text:p text:style-name="Standard">SELECT * FROM alguma_função();</text:p>
      <text:p text:style-name="Standard"/>
      <text:p text:style-name="P2">Condicionais</text:p>
      <text:p text:style-name="Standard"/>
      <text:p text:style-name="P4"><text:span text:style-name="T4">• </text:span><text:span text:style-name="T2">IF ... THEN</text:span></text:p>
      <text:p text:style-name="P4"><text:span text:style-name="T4">• </text:span><text:span text:style-name="T2">IF ... THEN ... ELSE</text:span></text:p>
      <text:p text:style-name="P4"><text:span text:style-name="T4">• </text:span><text:span text:style-name="T2">IF ... THEN ... ELSE IF</text:span></text:p>
      <text:p text:style-name="P4"><text:span text:style-name="T4">• </text:span><text:span text:style-name="T2">IF ... THEN ... ELSIF ... THEN ... ELSE</text:span></text:p>
      <text:p text:style-name="P4"><text:span text:style-name="T4">• </text:span><text:span text:style-name="T2">IF ... THEN ... ELSEIF ... THEN ... ELSE</text:span></text:p>
      <text:p text:style-name="Standard"/>
      <text:p text:style-name="P5">IF linha_demo.sexo = 'm' THEN</text:p>
      <text:p text:style-name="P5">sexo_extenso := 'masculino';</text:p>
      <text:p text:style-name="P5">ELSE</text:p>
      <text:p text:style-name="P5">IF linha_demo.sexo = 'f' THEN</text:p>
      <text:p text:style-name="P5">sexo_extenso := 'feminino';</text:p>
      <text:p text:style-name="P5">END IF;</text:p>
      <text:p text:style-name="P5">END IF;</text:p>
      <text:p text:style-name="Standard"/>
      <text:p text:style-name="Standard"/>
      <text:p text:style-name="P6">IF <text:span text:style-name="T5">expressão_booleana </text:span>THEN</text:p>
      <text:p text:style-name="P7">instruções</text:p>
      <text:p text:style-name="P5">[ ELSIF <text:span text:style-name="T5">expressão_booleana </text:span>THEN</text:p>
      <text:p text:style-name="P7">instruções</text:p>
      <text:p text:style-name="P5">[ ELSIF <text:span text:style-name="T5">expressão_booleana </text:span>THEN</text:p>
      <text:p text:style-name="P7">instruções</text:p>
      <text:p text:style-name="P5">...]]</text:p>
      <text:p text:style-name="P5">[ ELSE</text:p>
      <text:p text:style-name="P5"><text:span text:style-name="T5">instruções </text:span>]</text:p>
      <text:p text:style-name="P5">END IF;</text:p>
      <text:p text:style-name="Standard"/>
      <text:p text:style-name="P8">IF numero = 0 THEN</text:p>
      <text:p text:style-name="P5">resultado := 'zero';</text:p>
      <text:p text:style-name="P5">ELSIF numero &gt; 0 THEN</text:p>
      <text:p text:style-name="P5">resultado := 'positivo';</text:p>
      <text:p text:style-name="P5">ELSIF numero &lt; 0 THEN</text:p>
      <text:p text:style-name="P5">resultado := 'negativo';</text:p>
      <text:p text:style-name="P5">ELSE</text:p>
      <text:p text:style-name="P5">-- hmm, a única outra possibilidade é que o número seja nulo</text:p>
      <text:p text:style-name="P5">resultado := 'NULL';</text:p>
      <text:p text:style-name="P5">END IF;</text:p>
      <text:p text:style-name="Standard"/>
      <text:p text:style-name="P2">Laços</text:p>
      <text:p text:style-name="Standard"/>
      <text:p text:style-name="P8">[&lt;&lt;<text:span text:style-name="T5">rótulo</text:span>&gt;&gt;]</text:p>
      <text:p text:style-name="P5">LOOP</text:p>
      <text:p text:style-name="P7">instruções</text:p>
      <text:p text:style-name="P5">END LOOP;</text:p>
      <text:p text:style-name="Standard"/>
      <text:p text:style-name="P2">Exit</text:p>
      <text:p text:style-name="Standard"/>
      <text:p text:style-name="P8">EXIT [ <text:span text:style-name="T5">rótulo </text:span>] [ WHEN <text:span text:style-name="T5">expressão </text:span>];</text:p>
      <text:p text:style-name="Standard"/>
      <text:p text:style-name="P8">LOOP</text:p>
      <text:p text:style-name="P5">-- algum processamento</text:p>
      <text:p text:style-name="P5">IF contador &gt; 0 THEN</text:p>
      <text:p text:style-name="P5">EXIT; -- sair do laço</text:p>
      <text:p text:style-name="P5">END IF;</text:p>
      <text:p text:style-name="P5">END LOOP;</text:p>
      <text:p text:style-name="P5">LOOP</text:p>
      <text:p text:style-name="P5">-- algum processamento</text:p>
      <text:p text:style-name="P5">EXIT WHEN contador &gt; 0; -- mesmo resultado do exemplo acima</text:p>
      <text:p text:style-name="P5">END LOOP;</text:p>
      <text:p text:style-name="P5">BEGIN</text:p>
      <text:p text:style-name="P5">-- algum processamento</text:p>
      <text:p text:style-name="P5">IF estoque &gt; 100000 THEN</text:p>
      <text:p text:style-name="P5">EXIT; -- causa a saída do bloco BEGIN</text:p>
      <text:p text:style-name="P5">END IF;</text:p>
      <text:p text:style-name="P5">END;</text:p>
      <text:p text:style-name="Standard"/>
      <text:p text:style-name="P2">While</text:p>
      <text:p text:style-name="Standard"/>
      <text:p text:style-name="P8">[&lt;&lt;<text:span text:style-name="T5">rótulo</text:span>&gt;&gt;]</text:p>
      <text:p text:style-name="P5">WHILE <text:span text:style-name="T5">expressão </text:span>LOOP</text:p>
      <text:p text:style-name="P7">instruções</text:p>
      <text:p text:style-name="P5">END LOOP;</text:p>
      <text:p text:style-name="Standard"/>
      <text:p text:style-name="P8">WHILE quantia_devida &gt; 0 AND saldo_do_certificado_de_bonus &gt; 0 LOOP</text:p>
      <text:p text:style-name="P5">-- algum processamento</text:p>
      <text:p text:style-name="P5">END LOOP;</text:p>
      <text:p text:style-name="P5">WHILE NOT expressão_booleana LOOP</text:p>
      <text:p text:style-name="P5">-- algum processamento</text:p>
      <text:p text:style-name="P5">END LOOP;</text:p>
      <text:p text:style-name="Standard"/>
      <text:p text:style-name="P3">For (laços internos)</text:p>
      <text:p text:style-name="Standard"/>
      <text:p text:style-name="P8">[&lt;&lt;<text:span text:style-name="T5">rótulo</text:span>&gt;&gt;]</text:p>
      <text:p text:style-name="P5">FOR <text:span text:style-name="T5">nome </text:span>IN [ REVERSE ] <text:span text:style-name="T5">expressão </text:span>.. <text:span text:style-name="T5">expressão </text:span>LOOP</text:p>
      <text:p text:style-name="P7">instruções</text:p>
      <text:p text:style-name="P5">END LOOP;</text:p>
      <text:p text:style-name="Standard"/>
      <text:p text:style-name="P8">FOR i IN 1..10 LOOP</text:p>
      <text:p text:style-name="P5">-- algum processamento</text:p>
      <text:p text:style-name="P5">RAISE NOTICE 'i é %', i;</text:p>
      <text:p text:style-name="P5">END LOOP;</text:p>
      <text:p text:style-name="P5">FOR i IN REVERSE 10..1 LOOP</text:p>
      <text:p text:style-name="P5">-- algum processamento</text:p>
      <text:p text:style-name="P5">END LOOP;</text:p>
      <text:p text:style-name="Standard"/>
      <text:p text:style-name="P2">Laços através do resultado de consultas</text:p>
      <text:p text:style-name="Standard"/>
      <text:p text:style-name="P8">[&lt;&lt;<text:span text:style-name="T5">rótulo</text:span>&gt;&gt;]</text:p>
      <text:p text:style-name="P5">FOR <text:span text:style-name="T5">registro_ou_linha </text:span>IN <text:span text:style-name="T5">comando </text:span>LOOP</text:p>
      <text:p text:style-name="P7">instruções</text:p>
      <text:p text:style-name="P5">END LOOP;</text:p>
      <text:p text:style-name="Standard"/>
      <text:p text:style-name="P8">CREATE FUNCTION cs_refresh_mviews() RETURNS integer AS $$</text:p>
      <text:p text:style-name="P5">DECLARE</text:p>
      <text:p text:style-name="P5"><text:tab/>mviews RECORD;</text:p>
      <text:p text:style-name="P5">BEGIN</text:p>
      <text:p text:style-name="P5"><text:tab/>PERFORM cs_log('Atualização das visões materializadas...');</text:p>
      <text:p text:style-name="P5"><text:tab/><text:tab/>FOR mviews IN SELECT * FROM cs_materialized_views ORDER BY sort_key LOOP</text:p>
      <text:p text:style-name="P5"><text:tab/><text:tab/>-- Agora "mviews" possui um registro de cs_materialized_views</text:p>
      <text:p text:style-name="P5"><text:tab/><text:tab/>PERFORM cs_log('Atualizando a visão materializada ' || <text:tab/><text:tab/><text:tab/><text:tab/><text:tab/><text:tab/><text:tab/>quote_ident(mviews.mv_name) || ' ...');</text:p>
      <text:p text:style-name="P5"><text:tab/><text:tab/>EXECUTE 'TRUNCATE TABLE ' || quote_ident(mviews.mv_name);</text:p>
      <text:p text:style-name="P5"><text:tab/><text:tab/>EXECUTE 'INSERT INTO ' || quote_ident(mviews.mv_name) || ' ' || <text:tab/><text:tab/><text:tab/><text:tab/>mviews.mv_query;</text:p>
      <text:p text:style-name="Standard"/>
      <text:p text:style-name="P8"><text:tab/>END LOOP;</text:p>
      <text:p text:style-name="P5"><text:tab/>PERFORM cs_log('Fim da atualização das visões materializadas.');</text:p>
      <text:p text:style-name="P5"><text:tab/>RETURN 1;</text:p>
      <text:p text:style-name="P5">END;</text:p>
      <text:p text:style-name="P5">$$ LANGUAGE plpgsql;</text:p>
      <text:p text:style-name="Standard"/>
      <text:p text:style-name="P8">[&lt;&lt;<text:span text:style-name="T5">rótulo</text:span>&gt;&gt;]</text:p>
      <text:p text:style-name="P5">FOR <text:span text:style-name="T5">registro_ou_linha </text:span>IN EXECUTE <text:span text:style-name="T5">texto_da_expressão </text:span>LOOP</text:p>
      <text:p text:style-name="P7">instruções</text:p>
      <text:p text:style-name="P5">END LOOP;</text:p>
      <text:p text:style-name="Standard"/>
      <text:p text:style-name="P2">Capturar Erros</text:p>
      <text:p text:style-name="Standard"/>
      <text:p text:style-name="P8">[ &lt;&lt;<text:span text:style-name="T5">rótulo</text:span>&gt;&gt; ]</text:p>
      <text:p text:style-name="P5">[ DECLARE</text:p>
      <text:p text:style-name="P5"><text:span text:style-name="T5">declarações </text:span>]</text:p>
      <text:p text:style-name="P5">BEGIN</text:p>
      <text:p text:style-name="P7">instruções</text:p>
      <text:p text:style-name="P5">EXCEPTION</text:p>
      <text:p text:style-name="P5">WHEN <text:span text:style-name="T5">condição </text:span>[ OR <text:span text:style-name="T5">condição </text:span>... ] THEN</text:p>
      <text:p text:style-name="P7">instruções_do_tratador</text:p>
      <text:p text:style-name="P5">[ WHEN <text:span text:style-name="T5">condição </text:span>[ OR <text:span text:style-name="T5">condição </text:span>... ] THEN</text:p>
      <text:p text:style-name="P7">instruções_do_tratador</text:p>
      <text:p text:style-name="P5">... ]</text:p>
      <text:p text:style-name="P5">END;</text:p>
      <text:p text:style-name="Standard"/>
      <text:p text:style-name="Standard"/>
      <text:p text:style-name="P6">INSERT INTO minha_tabela(nome, sobrenome) VALUES('Tom', 'Jones');</text:p>
      <text:p text:style-name="P5">BEGIN</text:p>
      <text:p text:style-name="P5"><text:tab/>UPDATE minha_tabela SET nome = 'Joe' WHERE sobrenome = 'Jones';</text:p>
      <text:p text:style-name="P5"><text:tab/>x := x + 1;</text:p>
      <text:p text:style-name="P5"><text:tab/>y := x / 0;</text:p>
      <text:p text:style-name="P5">EXCEPTION</text:p>
      <text:p text:style-name="P5"><text:tab/>WHEN division_by_zero THEN</text:p>
      <text:p text:style-name="P5"><text:tab/><text:tab/>RAISE NOTICE 'capturado division_by_zero';</text:p>
      <text:p text:style-name="P5"><text:tab/><text:tab/>RETURN x;</text:p>
      <text:p text:style-name="P5">END;</text:p>
      <text:p text:style-name="Standard"/>
      <text:p text:style-name="Standard"/>
      <text:p text:style-name="P2">Declaração de Variáveis do tipo Cursor</text:p>
      <text:p text:style-name="Standard"/>
      <text:p text:style-name="P9">Todos os acessos aos cursores na linguagem PL/pgSQL são feitos através de variáveis cursor, que sempre são do tipo de</text:p>
      <text:p text:style-name="P4">dado especial <text:span text:style-name="T2">refcursor</text:span>. Uma forma de criar uma variável cursor é simplesmente declará-la como sendo do tipo</text:p>
      <text:p text:style-name="P4"><text:span text:style-name="T2">refcursor</text:span>. Outra forma é utilizar a sintaxe de declaração de cursor, cuja forma geral é:</text:p>
      <text:p text:style-name="P7"/>
      <text:p text:style-name="P5"><text:span text:style-name="T5">nome </text:span>CURSOR [ ( <text:span text:style-name="T5">argumentos </text:span>) ] FOR <text:span text:style-name="T5">comando </text:span>;</text:p>
      <text:p text:style-name="Standard"/>
      <text:p text:style-name="Standard">Exemplos:</text:p>
      <text:p text:style-name="Standard"/>
      <text:p text:style-name="P8">DECLARE</text:p>
      <text:p text:style-name="P5">curs1 refcursor;</text:p>
      <text:p text:style-name="P5">curs2 CURSOR FOR SELECT * FROM tenk1;</text:p>
      <text:p text:style-name="P5">curs3 CURSOR (chave integer) IS SELECT * FROM tenk1 WHERE unico1 = chave;</text:p>
      <text:p text:style-name="Standard"/>
      <text:p text:style-name="P8">CREATE TABLE teste (col text);</text:p>
      <text:p text:style-name="P5">INSERT INTO teste VALUES ('123');</text:p>
      <text:p text:style-name="P5">CREATE FUNCTION reffunc(refcursor) RETURNS refcursor AS '</text:p>
      <text:p text:style-name="P5">BEGIN</text:p>
      <text:p text:style-name="P5">OPEN $1 FOR SELECT col FROM teste;</text:p>
      <text:p text:style-name="P5">RETURN $1;</text:p>
      <text:p text:style-name="P5">END;</text:p>
      <text:p text:style-name="P5">' LANGUAGE plpgsql;</text:p>
      <text:p text:style-name="P5">BEGIN;</text:p>
      <text:p text:style-name="P5">SELECT reffunc('funccursor');</text:p>
      <text:p text:style-name="P10">reffunc</text:p>
      <text:p text:style-name="P10">------------</text:p>
      <text:p text:style-name="P10">funccursor</text:p>
      <text:p text:style-name="P10">(1 linha)</text:p>
      <text:p text:style-name="P5">FETCH ALL IN funccursor;</text:p>
      <text:p text:style-name="Standard"/>
      <text:p text:style-name="P5">COMMIT;</text:p>
      <text:p text:style-name="Standard"/>
      <text:p text:style-name="P2">Erros e Mensagens</text:p>
      <text:p text:style-name="Standard"/>
      <text:p text:style-name="P8">RAISE <text:span text:style-name="T5">nível </text:span>'<text:span text:style-name="T5">formato</text:span>' [, <text:span text:style-name="T5">variável </text:span>[, ...]];</text:p>
      <text:p text:style-name="Standard"/>
      <text:p text:style-name="P9">Os níveis possíveis são <text:span text:style-name="T2">DEBUG</text:span>, <text:span text:style-name="T2">LOG</text:span>, <text:span text:style-name="T2">INFO</text:span>, <text:span text:style-name="T2">NOTICE</text:span>, <text:span text:style-name="T2">WARNING</text:span>, e <text:span text:style-name="T2">EXCEPTION</text:span>. O nível <text:span text:style-name="T2">EXCEPTION </text:span>causa um erro (que</text:p>
      <text:p text:style-name="P4">normalmente interrompe a transação corrente); os outros níveis apenas geram mensagens com diferentes níveis de</text:p>
      <text:p text:style-name="P4">prioridade. Se as mensagens de uma determinada prioridade são informadas ao cliente, escritas no <text:span text:style-name="T2">log </text:span>do servidor, ou as duas coisas, é controlado pelas variáveis de configuração log_min_messages e client_min_messages.</text:p>
      <text:p text:style-name="Standard"/>
      <text:p text:style-name="Standard"/>
      <text:p text:style-name="P3">Procedimentos de Gatinho (Trigger)</text:p>
      <text:p text:style-name="Standard"/>
      <text:p text:style-name="P9">É criado pelo comando <text:span text:style-name="T2">CREATE FUNCTION</text:span>, declarando o procedimento como uma função sem argumentos e que retorna o tipo <text:span text:style-name="T2">trigger</text:span>. Deve ser observado que a função deve ser declarada sem argumentos, mesmo que espere receber os argumentos especificados no comando <text:span text:style-name="T2">CREATE TRIGGER </text:span>— os argumentos do gatilho são passados através de <text:span text:style-name="T2">TG_ARGV</text:span>, conforme descrito abaixo.</text:p>
      <text:p text:style-name="P4">Quando uma função escrita em PL/pgSQL é chamada como um gatilho, diversas variáveis especiais são criadas</text:p>
      <text:p text:style-name="P4">automaticamente no bloco de nível mais alto. São estas:</text:p>
      <text:p text:style-name="P5"/>
      <text:p text:style-name="P5">NEW</text:p>
      <text:p text:style-name="P4">Tipo de dado <text:span text:style-name="T2">RECORD</text:span>; variável contendo a nova linha do banco de dados, para as operações de <text:span text:style-name="T2">INSERT</text:span>/<text:span text:style-name="T2">UPDATE </text:span>nos</text:p>
      <text:p text:style-name="P4">gatilhos no nível de linha. O valor desta variável é <text:span text:style-name="T2">NULL </text:span>nos gatilhos no nível de instrução.</text:p>
      <text:p text:style-name="P5"/>
      <text:p text:style-name="P5">OLD</text:p>
      <text:p text:style-name="P4">Tipo de dado <text:span text:style-name="T2">RECORD</text:span>; variável contendo a antiga linha do banco de dados, para as operações de <text:span text:style-name="T2">UPDATE</text:span>/<text:span text:style-name="T2">DELETE </text:span>nos</text:p>
      <text:p text:style-name="P4">gatilhos no nível de linha. O valor desta variável é <text:span text:style-name="T2">NULL </text:span>nos gatilhos no nível de instrução.</text:p>
      <text:p text:style-name="P5"/>
      <text:p text:style-name="P5">TG_NAME</text:p>
      <text:p text:style-name="P4">Tipo de dado <text:span text:style-name="T2">name</text:span>; variável contendo o nome do gatilho disparado.</text:p>
      <text:p text:style-name="P5"/>
      <text:p text:style-name="P5">TG_WHEN</text:p>
      <text:p text:style-name="P4">Tipo de dado <text:span text:style-name="T2">text</text:span>; uma cadeia de caracteres contendo <text:span text:style-name="T2">BEFORE </text:span>ou <text:span text:style-name="T2">AFTER</text:span>, dependendo da definição do gatilho.</text:p>
      <text:p text:style-name="P5"/>
      <text:p text:style-name="P5">TG_LEVEL</text:p>
      <text:p text:style-name="P4">Tipo de dado <text:span text:style-name="T2">text</text:span>; uma cadeia de caracteres contendo <text:span text:style-name="T2">ROW </text:span>ou <text:span text:style-name="T2">STATEMENT</text:span>, dependendo da definição do gatilho.</text:p>
      <text:p text:style-name="P5"/>
      <text:p text:style-name="P5">TG_OP</text:p>
      <text:p text:style-name="P4">Tipo de dado <text:span text:style-name="T2">text</text:span>; uma cadeia de caracteres contendo <text:span text:style-name="T2">INSERT</text:span>, <text:span text:style-name="T2">UPDATE</text:span>, ou <text:span text:style-name="T2">DELETE</text:span>, informando para qual operação</text:p>
      <text:p text:style-name="P4">o gatilho foi disparado.</text:p>
      <text:p text:style-name="P5"/>
      <text:p text:style-name="P5">TG_RELID</text:p>
      <text:p text:style-name="P4">Tipo de dado <text:span text:style-name="T2">oid</text:span>; o ID de objeto da tabela que causou o disparo do gatilho.</text:p>
      <text:p text:style-name="P5"/>
      <text:p text:style-name="P5">TG_RELNAME</text:p>
      <text:p text:style-name="P4">Tipo de dado <text:span text:style-name="T2">name</text:span>; o nome da tabela que causou o disparo do gatilho.</text:p>
      <text:p text:style-name="Standard"/>
      <text:p text:style-name="P8">TG_NARGS</text:p>
      <text:p text:style-name="P11"><text:span text:style-name="T6">Tipo de dado </text:span><text:span text:style-name="T7">integer</text:span><text:span text:style-name="T6">; o número de argumentos fornecidos ao procedimento de gatilho na instrução </text:span><text:span text:style-name="T7">CREATE</text:span></text:p>
      <text:p text:style-name="P5"/>
      <text:p text:style-name="P5">TG_ARGV[]</text:p>
      <text:p text:style-name="P11"><text:span text:style-name="T6">Tipo de dado matriz de </text:span><text:span text:style-name="T7">text</text:span><text:span text:style-name="T6">; os argumentos da instrução </text:span><text:span text:style-name="T7">CREATE TRIGGER</text:span><text:span text:style-name="T6">. O contador do índice começa por 0.</text:span></text:p>
      <text:p text:style-name="P11"><text:span text:style-name="T6">Índices inválidos (menor que 0 ou maior ou igual a </text:span><text:span text:style-name="T7">tg_nargs</text:span><text:span text:style-name="T6">) resultam em um valor nulo.</text:span></text:p>
      <text:p text:style-name="Standard"/>
      <text:p text:style-name="Standard">Exemplo:</text:p>
      <text:p text:style-name="Standard"/>
      <text:p text:style-name="P9">O gatilho deste exemplo garante que: </text:p>
      <text:p text:style-name="P9">- quando é inserida ou atualizada uma linha na tabela, fica sempre registrado nesta linha o usuário que efetuou a <text:s text:c="2"/></text:p>
      <text:p text:style-name="P9"><text:s text:c="3"/>inserção ou a atualização</text:p>
      <text:p text:style-name="P9">- quando isto ocorreu. </text:p>
      <text:p text:style-name="P9">- além disso, o gatilho verifica se é fornecido o nome do empregado</text:p>
      <text:p text:style-name="P9">- e se o valor do salário é um número positivo.</text:p>
      <text:p text:style-name="P9"/>
      <text:p text:style-name="P5"/>
      <text:p text:style-name="P12">CREATE TABLE emp (</text:p>
      <text:p text:style-name="P5"><text:tab/>nome_emp text,</text:p>
      <text:p text:style-name="P5"><text:tab/>salario integer,</text:p>
      <text:p text:style-name="P5"><text:tab/>ultima_data timestamp,</text:p>
      <text:p text:style-name="P5"><text:tab/>ultimo_usuario text</text:p>
      <text:p text:style-name="P5">);</text:p>
      <text:p text:style-name="P5"/>
      <text:p text:style-name="P5">CREATE FUNCTION emp_gatilho() RETURNS trigger AS $emp_gatilho$</text:p>
      <text:p text:style-name="P5"><text:tab/>BEGIN</text:p>
      <text:p text:style-name="P5"><text:tab/><text:tab/>-- Verificar se foi fornecido o nome e o salário do empregado</text:p>
      <text:p text:style-name="P5"><text:tab/><text:tab/>IF NEW.nome_emp IS NULL THEN</text:p>
      <text:p text:style-name="P5"><text:tab/><text:tab/><text:tab/>RAISE EXCEPTION 'O nome do empregado não pode ser nulo';</text:p>
      <text:p text:style-name="P5"><text:tab/><text:tab/>END IF;</text:p>
      <text:p text:style-name="P5"><text:tab/><text:tab/>IF NEW.salario IS NULL THEN</text:p>
      <text:p text:style-name="P5"><text:tab/><text:tab/><text:tab/>RAISE EXCEPTION '% não pode ter um salário nulo', NEW.nome_emp;</text:p>
      <text:p text:style-name="P5"><text:tab/><text:tab/>END IF;</text:p>
      <text:p text:style-name="P5"><text:tab/><text:tab/>-- Quem paga para trabalhar?</text:p>
      <text:p text:style-name="P5"><text:tab/><text:tab/>IF NEW.salario &lt; 0 THEN</text:p>
      <text:p text:style-name="P5"><text:tab/><text:tab/><text:tab/>RAISE EXCEPTION '% não pode ter um salário negativo', NEW.nome_emp;</text:p>
      <text:p text:style-name="P5"><text:tab/><text:tab/>END IF;</text:p>
      <text:p text:style-name="P5"><text:tab/><text:tab/>-- Registrar quem alterou a folha de pagamento e quando</text:p>
      <text:p text:style-name="P5"><text:tab/><text:tab/>NEW.ultima_data := 'now';</text:p>
      <text:p text:style-name="P5"><text:tab/><text:tab/>NEW.ultimo_usuario := current_user;</text:p>
      <text:p text:style-name="P5"><text:tab/><text:tab/>RETURN NEW;</text:p>
      <text:p text:style-name="P5"><text:tab/>END;</text:p>
      <text:p text:style-name="P8"/>
      <text:p text:style-name="P5">$emp_gatilho$ LANGUAGE plpgsql;</text:p>
      <text:p text:style-name="P5"/>
      <text:p text:style-name="P5">CREATE TRIGGER emp_gatilho BEFORE INSERT OR UPDATE ON emp</text:p>
      <text:p text:style-name="P5"><text:tab/>FOR EACH ROW EXECUTE PROCEDURE emp_gatilho();</text:p>
      <text:p text:style-name="P5"/>
      <text:p text:style-name="P5">INSERT INTO emp (nome_emp, salario) VALUES ('João',1000);</text:p>
      <text:p text:style-name="P8">INSERT INTO emp (nome_emp, salario) VALUES ('José',1500);</text:p>
      <text:p text:style-name="P5">INSERT INTO emp (nome_emp, salario) VALUES ('Maria',2500);</text:p>
      <text:p text:style-name="P5"/>
      <text:p text:style-name="P5">SELECT * FROM emp;</text:p>
      <text:p text:style-name="Standard"/>
      <text:p text:style-name="P2">Gatilho para registrar inserções e atualizações</text:p>
      <text:p text:style-name="Standard"/>
      <text:p text:style-name="P8">CREATE TABLE emp (</text:p>
      <text:p text:style-name="P5"><text:tab/>nome_emp text,</text:p>
      <text:p text:style-name="P5"><text:tab/>salario integer,</text:p>
      <text:p text:style-name="P5"><text:tab/>usu_cria text, -- Usuário que criou a linha</text:p>
      <text:p text:style-name="P5"><text:tab/>data_cria timestamp, -- Data da criação da linha</text:p>
      <text:p text:style-name="P5"><text:tab/>usu_atu text, -- Usuário que fez a atualização</text:p>
      <text:p text:style-name="P5"><text:tab/>data_atu timestamp -- Data da atualização</text:p>
      <text:p text:style-name="P5">);</text:p>
      <text:p text:style-name="Standard"/>
      <text:p text:style-name="P8">CREATE FUNCTION emp_gatilho() RETURNS trigger AS $emp_gatilho$</text:p>
      <text:p text:style-name="P5"><text:tab/>BEGIN</text:p>
      <text:p text:style-name="P5"><text:tab/><text:tab/>-- Verificar se foi fornecido o nome do empregado</text:p>
      <text:p text:style-name="P5"><text:tab/><text:tab/>IF NEW.nome_emp IS NULL THEN</text:p>
      <text:p text:style-name="P5"><text:tab/><text:tab/><text:tab/>RAISE EXCEPTION 'O nome do empregado não pode ser nulo';</text:p>
      <text:p text:style-name="P5"><text:tab/><text:tab/>END IF;</text:p>
      <text:p text:style-name="P5"><text:tab/><text:tab/>IF NEW.salario IS NULL THEN</text:p>
      <text:p text:style-name="P5"><text:tab/><text:tab/><text:tab/>RAISE EXCEPTION '% não pode ter um salário nulo', NEW.nome_emp;</text:p>
      <text:p text:style-name="P5"><text:tab/><text:tab/>END IF;</text:p>
      <text:p text:style-name="P5"><text:tab/><text:tab/>-- Quem paga para trabalhar?</text:p>
      <text:p text:style-name="P5"><text:tab/><text:tab/>IF NEW.salario &lt; 0 THEN</text:p>
      <text:p text:style-name="P5"><text:tab/><text:tab/><text:tab/>RAISE EXCEPTION '% não pode ter um salário negativo', NEW.nome_emp;</text:p>
      <text:p text:style-name="P5"><text:tab/><text:tab/>END IF;</text:p>
      <text:p text:style-name="P5"><text:tab/><text:tab/>-- Registrar quem criou a linha e quando</text:p>
      <text:p text:style-name="P5"><text:tab/><text:tab/>IF (TG_OP = 'INSERT') THEN</text:p>
      <text:p text:style-name="P5"><text:tab/><text:tab/><text:tab/>NEW.data_cria := current_timestamp;</text:p>
      <text:p text:style-name="P5"><text:tab/><text:tab/><text:tab/>NEW.usu_cria := current_user;</text:p>
      <text:p text:style-name="P5"><text:tab/><text:tab/>-- Registrar quem alterou a linha e quando</text:p>
      <text:p text:style-name="P5"><text:tab/><text:tab/>ELSIF (TG_OP = 'UPDATE') THEN</text:p>
      <text:p text:style-name="P5"><text:tab/><text:tab/><text:tab/>NEW.data_atu := current_timestamp;</text:p>
      <text:p text:style-name="P5"><text:tab/><text:tab/><text:tab/>NEW.usu_atu := current_user;</text:p>
      <text:p text:style-name="P5"><text:tab/><text:tab/>END IF;</text:p>
      <text:p text:style-name="P5"><text:tab/><text:tab/>RETURN NEW;</text:p>
      <text:p text:style-name="P5">END;</text:p>
      <text:p text:style-name="P5">$emp_gatilho$ LANGUAGE plpgsql;</text:p>
      <text:p text:style-name="Standard"/>
      <text:p text:style-name="P8">CREATE TRIGGER emp_gatilho BEFORE INSERT OR UPDATE ON emp</text:p>
      <text:p text:style-name="P5"><text:tab/>FOR EACH ROW EXECUTE PROCEDURE emp_gatilho();</text:p>
      <text:p text:style-name="Standard"/>
      <text:p text:style-name="P8">INSERT INTO emp (nome_emp, salario) VALUES ('João',1000);</text:p>
      <text:p text:style-name="P5">INSERT INTO emp (nome_emp, salario) VALUES ('José',1500);</text:p>
      <text:p text:style-name="P5">INSERT INTO emp (nome_emp, salario) VALUES ('Maria',250);</text:p>
      <text:p text:style-name="P5">UPDATE emp SET salario = 2500 WHERE nome_emp = 'Maria';</text:p>
      <text:p text:style-name="Standard"/>
      <text:p text:style-name="P8">SELECT * FROM emp;</text:p>
      <text:p text:style-name="Standard"/>
      <text:p text:style-name="P2">Gatilho para auditoria</text:p>
      <text:p text:style-name="Standard"/>
      <text:p text:style-name="Standard">Todas as operações na tabela emp serão registradas na tabela emp_audit</text:p>
      <text:p text:style-name="Standard"/>
      <text:p text:style-name="P8">CREATE TABLE emp (</text:p>
      <text:p text:style-name="P5"><text:tab/>nome_emp text NOT NULL,</text:p>
      <text:p text:style-name="P5"><text:tab/>salario integer</text:p>
      <text:p text:style-name="P5">);</text:p>
      <text:p text:style-name="P5"/>
      <text:p text:style-name="P5">CREATE TABLE emp_audit(</text:p>
      <text:p text:style-name="P5"><text:tab/>operacao char(1) NOT NULL,</text:p>
      <text:p text:style-name="P5"><text:tab/>usuario text NOT NULL,</text:p>
      <text:p text:style-name="P5"><text:tab/>data timestamp NOT NULL,</text:p>
      <text:p text:style-name="P5"><text:tab/>nome_emp text NOT NULL,</text:p>
      <text:p text:style-name="P5"><text:tab/>salario integer</text:p>
      <text:p text:style-name="P5">);</text:p>
      <text:p text:style-name="Standard"/>
      <text:p text:style-name="P8">CREATE OR REPLACE FUNCTION processa_emp_audit() RETURNS TRIGGER AS $emp_audit$</text:p>
      <text:p text:style-name="P5"><text:tab/>BEGIN</text:p>
      <text:p text:style-name="P5"><text:tab/><text:tab/>--</text:p>
      <text:p text:style-name="P5"><text:tab/><text:tab/>-- Cria uma linha na tabela emp_audit para refletir a operação</text:p>
      <text:p text:style-name="P5"><text:tab/><text:tab/>-- realizada na tabela emp. Utiliza a variável especial TG_OP</text:p>
      <text:p text:style-name="P5"><text:tab/><text:tab/>-- para descobrir a operação sendo realizada.</text:p>
      <text:p text:style-name="P5"><text:tab/><text:tab/>--</text:p>
      <text:p text:style-name="P5"><text:tab/><text:tab/>IF (TG_OP = 'DELETE') THEN</text:p>
      <text:p text:style-name="P5"><text:tab/><text:tab/><text:tab/>INSERT INTO emp_audit SELECT 'E', user, now(), OLD.*;</text:p>
      <text:p text:style-name="P5"><text:tab/><text:tab/><text:tab/>RETURN OLD;</text:p>
      <text:p text:style-name="P5"><text:tab/><text:tab/>ELSIF (TG_OP = 'UPDATE') THEN</text:p>
      <text:p text:style-name="P5"><text:tab/><text:tab/><text:tab/>INSERT INTO emp_audit SELECT 'A', user, now(), NEW.*;</text:p>
      <text:p text:style-name="P5"><text:tab/><text:tab/><text:tab/>RETURN NEW;</text:p>
      <text:p text:style-name="P5"><text:tab/><text:tab/>ELSIF (TG_OP = 'INSERT') THEN</text:p>
      <text:p text:style-name="P5"><text:tab/><text:tab/><text:tab/>INSERT INTO emp_audit SELECT 'I', user, now(), NEW.*;</text:p>
      <text:p text:style-name="P5"><text:tab/><text:tab/><text:tab/>RETURN NEW;</text:p>
      <text:p text:style-name="P5"><text:tab/><text:tab/>END IF;</text:p>
      <text:p text:style-name="P5"><text:tab/><text:tab/>RETURN NULL; -- o resultado é ignorado uma vez que este é um gatilho AFTER</text:p>
      <text:p text:style-name="P5"><text:tab/>END;</text:p>
      <text:p text:style-name="P5">$emp_audit$ language plpgsql;</text:p>
      <text:p text:style-name="P5"/>
      <text:p text:style-name="P5">CREATE TRIGGER emp_audit</text:p>
      <text:p text:style-name="P5">AFTER INSERT OR UPDATE OR DELETE ON emp</text:p>
      <text:p text:style-name="P5"><text:tab/>FOR EACH ROW EXECUTE PROCEDURE processa_emp_audit();</text:p>
      <text:p text:style-name="P5"/>
      <text:p text:style-name="P5">INSERT INTO emp (nome_emp, salario) VALUES ('João',1000);</text:p>
      <text:p text:style-name="P5">INSERT INTO emp (nome_emp, salario) VALUES ('José',1500);</text:p>
      <text:p text:style-name="P5">INSERT INTO emp (nome_emp, salario) VALUES ('Maria',250);</text:p>
      <text:p text:style-name="P5">UPDATE emp SET salario = 2500 WHERE nome_emp = 'Maria';</text:p>
      <text:p text:style-name="P8">DELETE FROM emp WHERE nome_emp = 'João';</text:p>
      <text:p text:style-name="P5"/>
      <text:p text:style-name="P5">SELECT * FROM emp;</text:p>
      <text:p text:style-name="Standard"/>
      <text:p text:style-name="P8">SELECT * FROM emp_audit;</text:p>
      <text:p text:style-name="Standard"/>
      <text:p text:style-name="Standard"/>
      <text:p text:style-name="P3">Autoditoria ao nível de campos</text:p>
      <text:p text:style-name="Standard"/>
      <text:p text:style-name="P8">CREATE TABLE emp (</text:p>
      <text:p text:style-name="P5"><text:tab/>id serial PRIMARY KEY,</text:p>
      <text:p text:style-name="P5"><text:tab/>nome_emp text NOT NULL,</text:p>
      <text:p text:style-name="P5"><text:tab/>salario integer</text:p>
      <text:p text:style-name="P5">);</text:p>
      <text:p text:style-name="P5"/>
      <text:p text:style-name="P5">CREATE TABLE emp_audit(</text:p>
      <text:p text:style-name="P5"><text:tab/>usuario text NOT NULL,</text:p>
      <text:p text:style-name="P5"><text:tab/>data timestamp NOT NULL,</text:p>
      <text:p text:style-name="P5"><text:tab/>id integer NOT NULL,</text:p>
      <text:p text:style-name="P5"><text:tab/>coluna text NOT NULL,</text:p>
      <text:p text:style-name="P5"><text:tab/>valor_antigo text NOT NULL,</text:p>
      <text:p text:style-name="P5"><text:tab/>valor_novo text NOT NULL</text:p>
      <text:p text:style-name="P5">);</text:p>
      <text:p text:style-name="P5"/>
      <text:p text:style-name="P5">CREATE OR REPLACE FUNCTION processa_emp_audit() RETURNS TRIGGER AS $emp_audit$</text:p>
      <text:p text:style-name="P5">BEGIN</text:p>
      <text:p text:style-name="P5"><text:tab/><text:tab/>--</text:p>
      <text:p text:style-name="P5"><text:tab/><text:tab/>-- Não permitir atualizar a chave primária</text:p>
      <text:p text:style-name="P5"><text:tab/><text:tab/>--</text:p>
      <text:p text:style-name="P5"><text:tab/><text:tab/>IF (NEW.id &lt;&gt; OLD.id) THEN</text:p>
      <text:p text:style-name="P5"><text:tab/><text:tab/><text:tab/>RAISE EXCEPTION 'Não é permitido atualizar o campo ID';</text:p>
      <text:p text:style-name="P5"><text:tab/><text:tab/>END IF;</text:p>
      <text:p text:style-name="P5"><text:tab/><text:tab/>--</text:p>
      <text:p text:style-name="P5"><text:tab/><text:tab/>-- Inserir linhas na tabela emp_audit para refletir as alterações</text:p>
      <text:p text:style-name="P5"><text:tab/><text:tab/>-- realizada na tabela emp.</text:p>
      <text:p text:style-name="P5"><text:tab/><text:tab/>--</text:p>
      <text:p text:style-name="P5"><text:tab/><text:tab/>IF (NEW.nome_emp &lt;&gt; OLD.nome_emp) THEN</text:p>
      <text:p text:style-name="P5"><text:tab/><text:tab/><text:tab/>INSERT INTO emp_audit SELECT current_user, current_timestamp,</text:p>
      <text:p text:style-name="P5"><text:tab/><text:tab/><text:tab/>NEW.id, 'nome_emp', OLD.nome_emp, NEW.nome_emp;</text:p>
      <text:p text:style-name="P5"><text:tab/><text:tab/>END IF;</text:p>
      <text:p text:style-name="P5"><text:tab/><text:tab/>IF (NEW.salario &lt;&gt; OLD.salario) THEN</text:p>
      <text:p text:style-name="P5"><text:tab/><text:tab/><text:tab/>INSERT INTO emp_audit SELECT current_user, current_timestamp,</text:p>
      <text:p text:style-name="P5"><text:tab/><text:tab/><text:tab/>NEW.id, 'salario', OLD.salario, NEW.salario;</text:p>
      <text:p text:style-name="P5"><text:tab/><text:tab/>END IF;</text:p>
      <text:p text:style-name="P5"><text:tab/><text:tab/>RETURN NULL; -- o resultado é ignorado uma vez que este é um gatilho AFTER</text:p>
      <text:p text:style-name="P5"><text:tab/>END;</text:p>
      <text:p text:style-name="P5">$emp_audit$ language plpgsql;</text:p>
      <text:p text:style-name="P5"/>
      <text:p text:style-name="P5">CREATE TRIGGER emp_audit</text:p>
      <text:p text:style-name="P5">AFTER UPDATE ON emp</text:p>
      <text:p text:style-name="P5"><text:tab/>FOR EACH ROW EXECUTE PROCEDURE processa_emp_audit();</text:p>
      <text:p text:style-name="P5"/>
      <text:p text:style-name="P5">INSERT INTO emp (nome_emp, salario) VALUES ('João',1000);</text:p>
      <text:p text:style-name="P5">INSERT INTO emp (nome_emp, salario) VALUES ('José',1500);</text:p>
      <text:p text:style-name="P5">INSERT INTO emp (nome_emp, salario) VALUES ('Maria',2500);</text:p>
      <text:p text:style-name="P5">UPDATE emp SET salario = 2500 WHERE id = 2;</text:p>
      <text:p text:style-name="P5">UPDATE emp SET nome_emp = 'Maria Cecília' WHERE id = 3;</text:p>
      <text:p text:style-name="P5">UPDATE emp SET id=100 WHERE id=1;</text:p>
      <text:p text:style-name="P10">ERRO: Não é permitido atualizar o campo ID</text:p>
      <text:p text:style-name="P5"/>
      <text:p text:style-name="P5">SELECT * FROM emp;</text:p>
      <text:p text:style-name="P5"/>
      <text:p text:style-name="P5">SELECT * FROM emp_audit;</text:p>
      <text:p text:style-name="P5"/>
      <text:p text:style-name="P2">Gatilho para manter uma tabela sumário</text:p>
      <text:p text:style-name="Standard"/>
      <text:p text:style-name="P9">O esquema que está detalhado a seguir é parcialmente baseado no exemplo <text:span text:style-name="T8">Grocery Store </text:span>do livro <text:span text:style-name="T8">The Data Warehouse</text:span></text:p>
      <text:p text:style-name="P4"><text:span text:style-name="T8">Toolkit </text:span>de Ralph Kimball.</text:p>
      <text:p text:style-name="P5"/>
      <text:p text:style-name="P5">--</text:p>
      <text:p text:style-name="P5">-- Main tables - time dimension and sales fact.</text:p>
      <text:p text:style-name="P5">--</text:p>
      <text:p text:style-name="P5"/>
      <text:p text:style-name="P12">CREATE TABLE time_dimension (</text:p>
      <text:p text:style-name="P5"><text:tab/>time_key integer NOT NULL,</text:p>
      <text:p text:style-name="P5"><text:tab/>day_of_week integer NOT NULL,</text:p>
      <text:p text:style-name="P5"><text:tab/>day_of_month integer NOT NULL,</text:p>
      <text:p text:style-name="P5"><text:tab/>month integer NOT NULL,</text:p>
      <text:p text:style-name="P5"><text:tab/>quarter integer NOT NULL,</text:p>
      <text:p text:style-name="P5"><text:tab/>year integer NOT NULL</text:p>
      <text:p text:style-name="P5">);</text:p>
      <text:p text:style-name="P5"/>
      <text:p text:style-name="P5">CREATE UNIQUE INDEX time_dimension_key ON time_dimension(time_key);</text:p>
      <text:p text:style-name="P5"/>
      <text:p text:style-name="P5">CREATE TABLE sales_fact (</text:p>
      <text:p text:style-name="P5"><text:tab/>time_key integer NOT NULL,</text:p>
      <text:p text:style-name="P5"><text:tab/>product_key integer NOT NULL,</text:p>
      <text:p text:style-name="P5"><text:tab/>store_key integer NOT NULL,</text:p>
      <text:p text:style-name="P5"><text:tab/>amount_sold numeric(12,2) NOT NULL,</text:p>
      <text:p text:style-name="P8"><text:tab/>units_sold integer NOT NULL,</text:p>
      <text:p text:style-name="P5"><text:tab/>amount_cost numeric(12,2) NOT NULL</text:p>
      <text:p text:style-name="P5">);</text:p>
      <text:p text:style-name="P5"/>
      <text:p text:style-name="P5">CREATE INDEX sales_fact_time ON sales_fact(time_key);</text:p>
      <text:p text:style-name="P5"/>
      <text:p text:style-name="P5">--</text:p>
      <text:p text:style-name="P5">-- Summary table - sales by time.</text:p>
      <text:p text:style-name="P5">--</text:p>
      <text:p text:style-name="P5"/>
      <text:p text:style-name="P5">CREATE TABLE sales_summary_bytime (</text:p>
      <text:p text:style-name="P5"><text:tab/>time_key integer NOT NULL,</text:p>
      <text:p text:style-name="P5"><text:tab/>amount_sold numeric(15,2) NOT NULL,</text:p>
      <text:p text:style-name="P5"><text:tab/>units_sold numeric(12) NOT NULL,</text:p>
      <text:p text:style-name="P5"><text:tab/>amount_cost numeric(15,2) NOT NULL</text:p>
      <text:p text:style-name="P5">);</text:p>
      <text:p text:style-name="P5"/>
      <text:p text:style-name="P5">CREATE UNIQUE INDEX sales_summary_bytime_key ON sales_summary_bytime(time_key);</text:p>
      <text:p text:style-name="P5"/>
      <text:p text:style-name="P5">--</text:p>
      <text:p text:style-name="P5">-- Function and trigger to amend summarized column(s) on UPDATE, INSERT, DELETE.</text:p>
      <text:p text:style-name="P5">--</text:p>
      <text:p text:style-name="P5"/>
      <text:p text:style-name="P5">CREATE OR REPLACE FUNCTION maint_sales_summary_bytime() RETURNS TRIGGER AS</text:p>
      <text:p text:style-name="P5">$maint_sales_summary_bytime$</text:p>
      <text:p text:style-name="P5"><text:tab/>DECLARE</text:p>
      <text:p text:style-name="P5"><text:tab/><text:tab/>delta_time_key integer;</text:p>
      <text:p text:style-name="P5"><text:tab/><text:tab/>delta_amount_sold numeric(15,2);</text:p>
      <text:p text:style-name="P5"><text:tab/><text:tab/>delta_units_sold numeric(12);</text:p>
      <text:p text:style-name="P5"><text:tab/><text:tab/>delta_amount_cost numeric(15,2);</text:p>
      <text:p text:style-name="P5"><text:tab/>BEGIN</text:p>
      <text:p text:style-name="P5"><text:tab/><text:tab/>-- Work out the increment/decrement amount(s).</text:p>
      <text:p text:style-name="P5"><text:tab/><text:tab/>IF (TG_OP = 'DELETE') THEN</text:p>
      <text:p text:style-name="P8"><text:tab/><text:tab/><text:tab/>delta_time_key = OLD.time_key;</text:p>
      <text:p text:style-name="P5"><text:tab/><text:tab/><text:tab/>delta_amount_sold = -1 * OLD.amount_sold;</text:p>
      <text:p text:style-name="P5"><text:tab/><text:tab/><text:tab/>delta_units_sold = -1 * OLD.units_sold;</text:p>
      <text:p text:style-name="P5"><text:tab/><text:tab/><text:tab/>delta_amount_cost = -1 * OLD.amount_cost;</text:p>
      <text:p text:style-name="P5"><text:tab/><text:tab/>ELSIF (TG_OP = 'UPDATE') THEN</text:p>
      <text:p text:style-name="P5"><text:tab/><text:tab/><text:tab/>-- forbid updates that change the time_key -</text:p>
      <text:p text:style-name="P5"><text:tab/><text:tab/><text:tab/>-- (probably not too onerous, as DELETE + INSERT is how most</text:p>
      <text:p text:style-name="P5"><text:tab/><text:tab/><text:tab/>-- changes will be made).</text:p>
      <text:p text:style-name="P5"><text:tab/><text:tab/><text:tab/>IF ( OLD.time_key != NEW.time_key) THEN</text:p>
      <text:p text:style-name="P5"><text:tab/><text:tab/><text:tab/><text:tab/>RAISE EXCEPTION 'Update of time_key : % -&gt; % not allowed', OLD.time_key,</text:p>
      <text:p text:style-name="P5"><text:tab/><text:tab/><text:tab/><text:tab/>NEW.time_key;</text:p>
      <text:p text:style-name="P5"><text:tab/><text:tab/><text:tab/>END IF;</text:p>
      <text:p text:style-name="P5"><text:tab/><text:tab/><text:tab/>delta_time_key = OLD.time_key;</text:p>
      <text:p text:style-name="P5"><text:tab/><text:tab/><text:tab/>delta_amount_sold = NEW.amount_sold - OLD.amount_sold;</text:p>
      <text:p text:style-name="P5"><text:tab/><text:tab/><text:tab/>delta_units_sold = NEW.units_sold - OLD.units_sold;</text:p>
      <text:p text:style-name="P5"><text:tab/><text:tab/><text:tab/>delta_amount_cost = NEW.amount_cost - OLD.amount_cost;</text:p>
      <text:p text:style-name="P5"><text:tab/><text:tab/>ELSIF (TG_OP = 'INSERT') THEN</text:p>
      <text:p text:style-name="P5"><text:tab/><text:tab/><text:tab/>delta_time_key = NEW.time_key;</text:p>
      <text:p text:style-name="P5"><text:tab/><text:tab/><text:tab/>delta_amount_sold = NEW.amount_sold;</text:p>
      <text:p text:style-name="P5"><text:tab/><text:tab/><text:tab/>delta_units_sold = NEW.units_sold;</text:p>
      <text:p text:style-name="P5"><text:tab/><text:tab/><text:tab/>delta_amount_cost = NEW.amount_cost;</text:p>
      <text:p text:style-name="P5"><text:tab/><text:tab/>END IF;</text:p>
      <text:p text:style-name="P5"><text:tab/><text:tab/>-- Update the summary row with the new values.</text:p>
      <text:p text:style-name="P5"><text:tab/><text:tab/>UPDATE sales_summary_bytime</text:p>
      <text:p text:style-name="P5"><text:tab/><text:tab/><text:tab/>SET amount_sold = amount_sold + delta_amount_sold,</text:p>
      <text:p text:style-name="P5"><text:tab/><text:tab/><text:tab/><text:tab/>units_sold = units_sold + delta_units_sold,</text:p>
      <text:p text:style-name="P5"><text:tab/><text:tab/><text:tab/><text:tab/>amount_cost = amount_cost + delta_amount_cost</text:p>
      <text:p text:style-name="P5"><text:tab/><text:tab/>WHERE time_key = delta_time_key;</text:p>
      <text:p text:style-name="P5"/>
      <text:p text:style-name="P5"><text:tab/><text:tab/>-- There might have been no row with this time_key (e.g new data!).</text:p>
      <text:p text:style-name="P5"><text:tab/><text:tab/>IF (NOT FOUND) THEN</text:p>
      <text:p text:style-name="P5"><text:tab/><text:tab/><text:tab/>BEGIN</text:p>
      <text:p text:style-name="P5"><text:tab/><text:tab/><text:tab/><text:tab/>INSERT INTO sales_summary_bytime (</text:p>
      <text:p text:style-name="P5"><text:tab/><text:tab/><text:tab/><text:tab/><text:tab/>time_key,</text:p>
      <text:p text:style-name="P5"><text:tab/><text:tab/><text:tab/><text:tab/><text:tab/>amount_sold,</text:p>
      <text:p text:style-name="P5"><text:tab/><text:tab/><text:tab/><text:tab/><text:tab/>units_sold,</text:p>
      <text:p text:style-name="P5"><text:tab/><text:tab/><text:tab/><text:tab/><text:tab/>amount_cost)</text:p>
      <text:p text:style-name="P5"><text:tab/><text:tab/><text:tab/>VALUES (</text:p>
      <text:p text:style-name="P5"><text:tab/><text:tab/><text:tab/><text:tab/>delta_time_key,</text:p>
      <text:p text:style-name="P5"><text:tab/><text:tab/><text:tab/><text:tab/>delta_amount_sold,</text:p>
      <text:p text:style-name="P5"><text:tab/><text:tab/><text:tab/><text:tab/>delta_units_sold,</text:p>
      <text:p text:style-name="P5"><text:tab/><text:tab/><text:tab/><text:tab/>delta_amount_cost</text:p>
      <text:p text:style-name="P5"><text:tab/><text:tab/><text:tab/><text:tab/>);</text:p>
      <text:p text:style-name="P5"><text:tab/><text:tab/><text:tab/>EXCEPTION</text:p>
      <text:p text:style-name="P5"><text:tab/><text:tab/><text:tab/><text:tab/>--</text:p>
      <text:p text:style-name="P5"><text:tab/><text:tab/><text:tab/><text:tab/>-- Catch race condition when two transactions are adding data</text:p>
      <text:p text:style-name="P5"><text:tab/><text:tab/><text:tab/><text:tab/>-- for a new time_key.</text:p>
      <text:p text:style-name="P5"><text:tab/><text:tab/><text:tab/><text:tab/>--</text:p>
      <text:p text:style-name="P5"><text:tab/><text:tab/><text:tab/><text:tab/>WHEN UNIQUE_VIOLATION THEN</text:p>
      <text:p text:style-name="P5"><text:tab/><text:tab/><text:tab/><text:tab/><text:tab/>UPDATE sales_summary_bytime</text:p>
      <text:p text:style-name="P5"><text:tab/><text:tab/><text:tab/><text:tab/><text:tab/><text:tab/>SET amount_sold = amount_sold + delta_amount_sold,</text:p>
      <text:p text:style-name="P5"><text:tab/><text:tab/><text:tab/><text:tab/><text:tab/><text:tab/><text:tab/>units_sold = units_sold + delta_units_sold,</text:p>
      <text:p text:style-name="P5"><text:tab/><text:tab/><text:tab/><text:tab/><text:tab/><text:tab/><text:tab/>amount_cost = amount_cost + delta_amount_cost</text:p>
      <text:p text:style-name="P5"><text:tab/><text:tab/><text:tab/><text:tab/><text:tab/><text:tab/>WHERE time_key = delta_time_key;</text:p>
      <text:p text:style-name="P5"><text:tab/><text:tab/><text:tab/>END;</text:p>
      <text:p text:style-name="P5"><text:tab/><text:tab/>END IF;</text:p>
      <text:p text:style-name="P5"><text:tab/><text:tab/>RETURN NULL;</text:p>
      <text:p text:style-name="P5"><text:tab/>END;</text:p>
      <text:p text:style-name="P5">$maint_sales_summary_bytime$ LANGUAGE plpgsql;</text:p>
      <text:p text:style-name="P5"/>
      <text:p text:style-name="P5">CREATE TRIGGER maint_sales_summary_bytime</text:p>
      <text:p text:style-name="P5">AFTER INSERT OR UPDATE OR DELETE ON sales_fact</text:p>
      <text:p text:style-name="P5"><text:tab/>FOR EACH ROW EXECUTE PROCEDURE maint_sales_summary_bytime();</text:p>
      <text:p text:style-name="P5"/>
      <text:p text:style-name="P5"/>
      <text:p text:style-name="Standard">Resumo da documentação oficial em inglês e em português do Brasil, que devem ser consultados para informações mais detalhada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NewRomanPS-ItalicMT" svg:font-family="TimesNewRomanPS-ItalicMT" style:font-family-generic="roman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Courier" svg:font-family="Courier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10-01T10:51:11</meta:creation-date>
    <dc:creator>Ribamar Sousa</dc:creator>
    <dc:date>2006-10-02T09:47:22</dc:date>
    <meta:printed-by>Ribamar Sousa</meta:printed-by>
    <meta:print-date>2006-10-02T09:47:15</meta:print-date>
    <dc:language>pt-BR</dc:language>
    <meta:editing-cycles>64</meta:editing-cycles>
    <meta:editing-duration>PT1H51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5" meta:paragraph-count="664" meta:word-count="3338" meta:character-count="21485"/>
  </office:meta>
</office:document-meta>
</file>